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Miriam" svg:font-family="Miriam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arial" svg:font-family="arial, sans-serif" style:font-family-generic="system" style:font-pitch="variable"/>
  </office:font-face-decls>
  <office:automatic-styles>
    <style:style style:name="Table1" style:family="table">
      <style:table-properties style:width="5.8833in" fo:margin-left="0.0403in" fo:margin-top="0in" fo:margin-bottom="0in" table:align="left" style:writing-mode="rl-tb"/>
    </style:style>
    <style:style style:name="Table1.A" style:family="table-column">
      <style:table-column-properties style:column-width="3.4458in"/>
    </style:style>
    <style:style style:name="Table1.B" style:family="table-column">
      <style:table-column-properties style:column-width="1.9681in"/>
    </style:style>
    <style:style style:name="Table1.C" style:family="table-column">
      <style:table-column-properties style:column-width="0.468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 style:writing-mode="rl-tb">
        <style:background-image/>
      </style:table-cell-properties>
    </style:style>
    <style:style style:name="Table1.A3" style:family="table-cell">
      <style:table-cell-properties fo:background-color="#ffffff" fo:padding="0in" fo:border="none" style:writing-mode="rl-tb">
        <style:background-image/>
      </style:table-cell-properties>
    </style:style>
    <style:style style:name="Table2" style:family="table">
      <style:table-properties style:width="5.8354in" fo:margin-left="-0.0125in" fo:margin-top="0in" fo:margin-bottom="0in" table:align="left" style:writing-mode="rl-tb"/>
    </style:style>
    <style:style style:name="Table2.A" style:family="table-column">
      <style:table-column-properties style:column-width="5.835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694in" fo:padding-right="0.075in" fo:padding-top="0in" fo:padding-bottom="0in" fo:border="0.75pt solid #000001" style:writing-mode="rl-tb">
        <style:background-image/>
      </style:table-cell-properties>
    </style:style>
    <style:style style:name="P1" style:family="paragraph" style:parent-style-name="Standard">
      <style:paragraph-properties fo:line-height="200%" fo:text-align="justify" style:justify-single-word="false">
        <style:tab-stops>
          <style:tab-stop style:position="3.8972in"/>
          <style:tab-stop style:position="5.5709in"/>
        </style:tab-stops>
      </style:paragraph-properties>
    </style:style>
    <style:style style:name="P2" style:family="paragraph" style:parent-style-name="Standard">
      <style:paragraph-properties fo:line-height="0.2083in" fo:text-align="center" style:justify-single-word="false"/>
    </style:style>
    <style:style style:name="P3" style:family="paragraph" style:parent-style-name="Standard">
      <style:paragraph-properties fo:line-height="0.2083in" fo:text-align="center" style:justify-single-word="false"/>
      <style:text-properties style:font-name="David"/>
    </style:style>
    <style:style style:name="P4" style:family="paragraph" style:parent-style-name="Standard">
      <style:text-properties style:font-name="David" fo:font-weight="bold" style:font-weight-asian="bold" style:font-weight-complex="bold"/>
    </style:style>
    <style:style style:name="P5" style:family="paragraph" style:parent-style-name="Standard">
      <style:paragraph-properties fo:line-height="200%" fo:text-align="justify" style:justify-single-word="false">
        <style:tab-stops>
          <style:tab-stop style:position="3.8972in"/>
          <style:tab-stop style:position="5.5709in"/>
        </style:tab-stops>
      </style:paragraph-properties>
      <style:text-properties style:font-name="David" fo:font-weight="bold" style:font-weight-asian="bold" style:font-weight-complex="bold"/>
    </style:style>
    <style:style style:name="P6" style:family="paragraph" style:parent-style-name="Standard">
      <style:paragraph-properties fo:line-height="150%"/>
      <style:text-properties style:font-name="David" fo:font-weight="bold" style:language-asian="he" style:country-asian="IL" style:font-weight-asian="bold" style:font-name-complex="David1" style:font-weight-complex="bold"/>
    </style:style>
    <style:style style:name="P7" style:family="paragraph" style:parent-style-name="Standard">
      <style:paragraph-properties fo:line-height="150%">
        <style:tab-stops>
          <style:tab-stop style:position="0.25in"/>
        </style:tab-stops>
      </style:paragraph-properties>
      <style:text-properties style:font-name="David" fo:font-weight="bold" style:language-asian="he" style:country-asian="IL" style:font-weight-asian="bold" style:font-name-complex="David1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David" fo:font-weight="bold" style:language-asian="he" style:country-asian="IL" style:font-weight-asian="bold" style:font-name-complex="David1" style:font-weight-complex="bold"/>
    </style:style>
    <style:style style:name="P9" style:family="paragraph" style:parent-style-name="Standard">
      <style:paragraph-properties fo:text-align="justify" style:justify-single-word="false" style:snap-to-layout-grid="false">
        <style:tab-stops>
          <style:tab-stop style:position="3.8972in"/>
          <style:tab-stop style:position="5.5709in"/>
        </style:tab-stops>
      </style:paragraph-properties>
      <style:text-properties style:font-name="David"/>
    </style:style>
    <style:style style:name="P10" style:family="paragraph" style:parent-style-name="Standard">
      <style:text-properties style:font-name="David" style:language-asian="he" style:country-asian="IL" style:font-name-complex="David1"/>
    </style:style>
    <style:style style:name="P11" style:family="paragraph" style:parent-style-name="Standard">
      <style:paragraph-properties fo:line-height="150%"/>
      <style:text-properties style:font-name="David" style:language-asian="he" style:country-asian="IL" style:font-name-complex="David1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David" style:language-asian="he" style:country-asian="IL" style:font-name-complex="David1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0.2465in" style:type="right"/>
        </style:tab-stops>
      </style:paragraph-properties>
      <style:text-properties style:font-name="David" style:language-asian="he" style:country-asian="IL" style:font-name-complex="David1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David" fo:language="ru" fo:country="RU" style:language-asian="he" style:country-asian="IL" style:font-name-complex="David1"/>
    </style:style>
    <style:style style:name="P15" style:family="paragraph" style:parent-style-name="Standard">
      <style:paragraph-properties fo:line-height="150%"/>
      <style:text-properties style:font-name="David" fo:language="ru" fo:country="RU" fo:font-weight="bold" style:language-asian="he" style:country-asian="IL" style:font-weight-asian="bold" style:font-name-complex="David1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David" fo:font-style="italic" style:font-style-asian="italic" style:font-name-complex="David1" style:font-style-complex="italic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David" fo:font-style="italic" fo:font-weight="bold" style:font-style-asian="italic" style:font-weight-asian="bold" style:font-name-complex="David1" style:font-style-complex="italic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David" fo:font-style="italic" fo:font-weight="bold" style:language-asian="he" style:country-asian="IL" style:font-style-asian="italic" style:font-weight-asian="bold" style:font-name-complex="David1" style:font-style-complex="italic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Davi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David" style:font-name-complex="David1"/>
    </style:style>
    <style:style style:name="P21" style:family="paragraph" style:parent-style-name="Standard">
      <style:paragraph-properties fo:line-height="150%"/>
    </style:style>
    <style:style style:name="P22" style:family="paragraph" style:parent-style-name="Standard">
      <style:paragraph-properties fo:line-height="150%" fo:text-align="justify" style:justify-single-word="false"/>
    </style:style>
    <style:style style:name="P23" style:family="paragraph" style:parent-style-name="Standard" style:list-style-name="WWNum5">
      <style:paragraph-properties fo:line-height="150%" fo:text-align="justify" style:justify-single-word="false"/>
    </style:style>
    <style:style style:name="P24" style:family="paragraph" style:parent-style-name="Standard" style:list-style-name="WWNum5">
      <style:paragraph-properties fo:line-height="150%" fo:text-align="justify" style:justify-single-word="false">
        <style:tab-stops>
          <style:tab-stop style:position="0.2465in" style:type="right"/>
        </style:tab-stops>
      </style:paragraph-properties>
    </style:style>
    <style:style style:name="P25" style:family="paragraph" style:parent-style-name="Standard" style:list-style-name="WWNum8">
      <style:paragraph-properties fo:line-height="150%" fo:text-align="justify" style:justify-single-word="false"/>
    </style:style>
    <style:style style:name="P26" style:family="paragraph" style:parent-style-name="Standard" style:list-style-name="WWNum3">
      <style:paragraph-properties fo:line-height="150%"/>
    </style:style>
    <style:style style:name="P27" style:family="paragraph" style:parent-style-name="Standard">
      <style:paragraph-properties fo:line-height="150%" fo:text-align="center" style:justify-single-word="false"/>
    </style:style>
    <style:style style:name="P28" style:family="paragraph" style:parent-style-name="Standard" style:list-style-name="WWNum8">
      <style:paragraph-properties fo:text-align="justify" style:justify-single-word="false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David" fo:font-weight="bold" style:font-weight-asian="bold" style:font-size-complex="30pt" style:font-weight-complex="bold"/>
    </style:style>
    <style:style style:name="P30" style:family="paragraph" style:parent-style-name="Standard">
      <style:paragraph-properties fo:margin-left="0.0591in" fo:margin-right="0in" fo:line-height="200%" fo:text-align="justify" style:justify-single-word="false" fo:text-indent="0in" style:auto-text-indent="false">
        <style:tab-stops>
          <style:tab-stop style:position="3.8972in"/>
          <style:tab-stop style:position="5.5709in"/>
        </style:tab-stops>
      </style:paragraph-properties>
    </style:style>
    <style:style style:name="P31" style:family="paragraph" style:parent-style-name="Standard" style:master-page-name="Converted1">
      <style:paragraph-properties fo:margin-left="0.0591in" fo:margin-right="0in" fo:line-height="200%" fo:text-indent="0in" style:auto-text-indent="false" style:page-number="auto">
        <style:tab-stops>
          <style:tab-stop style:position="3.8972in"/>
          <style:tab-stop style:position="5.5709in"/>
        </style:tab-stops>
      </style:paragraph-properties>
    </style:style>
    <style:style style:name="P32" style:family="paragraph" style:parent-style-name="Standard">
      <style:paragraph-properties fo:margin-left="0.0583in" fo:margin-right="0in" fo:text-indent="0in" style:auto-text-indent="false">
        <style:tab-stops>
          <style:tab-stop style:position="2.2244in"/>
          <style:tab-stop style:position="3.8972in"/>
          <style:tab-stop style:position="5.5709in"/>
        </style:tab-stops>
      </style:paragraph-properties>
      <style:text-properties style:font-name="David" style:font-size-complex="9pt"/>
    </style:style>
    <style:style style:name="P33" style:family="paragraph" style:parent-style-name="Standard">
      <style:paragraph-properties fo:margin-top="0.028in" fo:margin-bottom="0in" loext:contextual-spacing="false" fo:line-height="120%">
        <style:tab-stops>
          <style:tab-stop style:position="2.2244in"/>
          <style:tab-stop style:position="3.8972in"/>
          <style:tab-stop style:position="5.5709in"/>
        </style:tab-stops>
      </style:paragraph-properties>
    </style:style>
    <style:style style:name="P34" style:family="paragraph" style:parent-style-name="Standard">
      <style:paragraph-properties fo:margin-left="0.4965in" fo:margin-right="0in" fo:line-height="150%" fo:text-align="justify" style:justify-single-word="false" fo:text-indent="0in" style:auto-text-indent="false"/>
    </style:style>
    <style:style style:name="P35" style:family="paragraph" style:parent-style-name="Standard">
      <style:paragraph-properties fo:margin-left="0.4965in" fo:margin-right="0in" fo:line-height="150%" fo:text-align="justify" style:justify-single-word="false" fo:text-indent="0in" style:auto-text-indent="false"/>
      <style:text-properties style:font-name="David" style:language-asian="he" style:country-asian="IL" style:font-name-complex="David1"/>
    </style:style>
    <style:style style:name="P36" style:family="paragraph" style:parent-style-name="Standard">
      <style:paragraph-properties fo:margin-left="0.1965in" fo:margin-right="0.7335in" fo:line-height="150%" fo:text-align="justify" style:justify-single-word="false" fo:text-indent="0in" style:auto-text-indent="false"/>
    </style:style>
    <style:style style:name="P37" style:family="paragraph" style:parent-style-name="Standard">
      <style:paragraph-properties fo:line-height="150%" fo:break-before="page"/>
    </style:style>
    <style:style style:name="P38" style:family="paragraph" style:parent-style-name="Standard" style:master-page-name="Standard">
      <style:paragraph-properties fo:text-align="center" style:justify-single-word="false" style:page-number="auto" style:writing-mode="lr-tb"/>
    </style:style>
    <style:style style:name="P39" style:family="paragraph" style:parent-style-name="Heading_20_2" style:list-style-name="WWNum1">
      <style:paragraph-properties fo:margin-left="0in" fo:margin-right="0in" fo:text-indent="0in" style:auto-text-indent="false"/>
    </style:style>
    <style:style style:name="P40" style:family="paragraph" style:parent-style-name="Heading_20_5" style:list-style-name="WWNum1">
      <style:paragraph-properties fo:margin-left="0in" fo:margin-right="0in" fo:text-indent="0in" style:auto-text-indent="false"/>
    </style:style>
    <style:style style:name="P41" style:family="paragraph" style:parent-style-name="Heading_20_5" style:list-style-name="WWNum1">
      <style:paragraph-properties fo:margin-left="0in" fo:margin-right="0in" fo:text-indent="0in" style:auto-text-indent="false"/>
      <style:text-properties style:font-name="David" style:language-asian="he" style:country-asian="IL" style:font-name-complex="David1"/>
    </style:style>
    <style:style style:name="P42" style:family="paragraph" style:parent-style-name="Heading_20_4" style:list-style-name="WWNum1">
      <style:paragraph-properties fo:margin-left="0in" fo:margin-right="0in" fo:text-align="justify" style:justify-single-word="false" fo:text-indent="0in" style:auto-text-indent="false"/>
      <style:text-properties style:font-name="David" fo:font-style="italic" style:font-style-asian="italic" style:font-name-complex="David1" style:font-style-complex="italic"/>
    </style:style>
    <style:style style:name="P43" style:family="paragraph" style:parent-style-name="Heading_20_4" style:list-style-name="WWNum1">
      <style:paragraph-properties fo:margin-left="0in" fo:margin-right="0in" fo:text-align="justify" style:justify-single-word="false" fo:text-indent="0in" style:auto-text-indent="false"/>
      <style:text-properties style:font-name="David" style:language-asian="he" style:country-asian="IL" style:font-name-complex="David1"/>
    </style:style>
    <style:style style:name="P44" style:family="paragraph" style:parent-style-name="Heading_20_4" style:list-style-name="WWNum1">
      <style:paragraph-properties fo:margin-left="0in" fo:margin-right="0in" fo:text-align="justify" style:justify-single-word="false" fo:text-indent="0in" style:auto-text-indent="false"/>
    </style:style>
    <style:style style:name="P45" style:family="paragraph" style:parent-style-name="Heading_20_4" style:list-style-name="WWNum1">
      <style:paragraph-properties fo:margin-left="0in" fo:margin-right="0in" fo:text-align="justify" style:justify-single-word="false" fo:text-indent="0in" style:auto-text-indent="false"/>
      <style:text-properties fo:color="#222222" style:font-name="David" fo:font-style="italic" style:font-style-asian="italic" style:font-name-complex="arial" style:font-size-complex="9pt"/>
    </style:style>
    <style:style style:name="T1" style:family="text">
      <style:text-properties style:font-name="David"/>
    </style:style>
    <style:style style:name="T2" style:family="text">
      <style:text-properties style:font-name="David" fo:font-weight="bold" style:font-weight-asian="bold" style:font-size-complex="30pt" style:font-weight-complex="bold"/>
    </style:style>
    <style:style style:name="T3" style:family="text">
      <style:text-properties style:font-name="David" fo:font-weight="bold" style:font-weight-asian="bold" style:font-weight-complex="bold"/>
    </style:style>
    <style:style style:name="T4" style:family="text">
      <style:text-properties style:font-name="David" style:language-asian="he" style:country-asian="IL"/>
    </style:style>
    <style:style style:name="T5" style:family="text">
      <style:text-properties style:font-name="David" style:language-asian="he" style:country-asian="IL" style:font-name-complex="David1"/>
    </style:style>
    <style:style style:name="T6" style:family="text">
      <style:text-properties style:font-name="David" style:font-name-complex="David1"/>
    </style:style>
    <style:style style:name="T7" style:family="text">
      <style:text-properties style:font-name="David" style:font-name-complex="Courier New1"/>
    </style:style>
    <style:style style:name="T8" style:family="text">
      <style:text-properties style:font-name="David" fo:language="ru" fo:country="RU" style:language-asian="he" style:country-asian="IL"/>
    </style:style>
    <style:style style:name="T9" style:family="text">
      <style:text-properties style:font-name="David" fo:language="ru" fo:country="RU" style:language-asian="he" style:country-asian="IL" style:font-name-complex="David1"/>
    </style:style>
    <style:style style:name="T10" style:family="text">
      <style:text-properties style:font-name="David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David" fo:font-style="italic" style:font-style-asian="italic"/>
    </style:style>
    <style:style style:name="T12" style:family="text">
      <style:text-properties style:font-name="David" fo:font-style="italic" style:font-style-asian="italic" style:font-style-complex="italic"/>
    </style:style>
    <style:style style:name="T13" style:family="text">
      <style:text-properties style:font-name="David" fo:font-style="italic" style:font-style-asian="italic" style:font-name-complex="David1"/>
    </style:style>
    <style:style style:name="T14" style:family="text">
      <style:text-properties style:font-name="David" fo:font-style="italic" style:font-style-asian="italic" style:font-name-complex="David1" style:font-style-complex="italic"/>
    </style:style>
    <style:style style:name="T15" style:family="text">
      <style:text-properties style:font-name="David" fo:font-style="italic" fo:font-weight="bold" style:language-asian="he" style:country-asian="IL" style:font-style-asian="italic" style:font-weight-asian="bold" style:font-name-complex="David1" style:font-style-complex="italic" style:font-weight-complex="bold"/>
    </style:style>
    <style:style style:name="T16" style:family="text">
      <style:text-properties style:font-name="David" fo:font-style="italic" fo:font-weight="bold" style:language-asian="he" style:country-asian="IL" style:font-style-asian="italic" style:font-weight-asian="bold" style:font-style-complex="italic" style:font-weight-complex="bold"/>
    </style:style>
    <style:style style:name="T17" style:family="text">
      <style:text-properties style:font-name="David" fo:font-style="italic" style:text-underline-style="none" style:font-style-asian="italic" style:font-size-complex="10pt"/>
    </style:style>
    <style:style style:name="T18" style:family="text">
      <style:text-properties style:font-name="David" fo:font-style="italic" style:text-underline-style="none" style:font-style-asian="italic" style:font-name-complex="David1" style:font-size-complex="10pt"/>
    </style:style>
    <style:style style:name="T19" style:family="text">
      <style:text-properties style:font-name="David" style:text-underline-style="none" fo:font-weight="bold" style:font-weight-asian="bold" style:font-size-complex="10pt" style:font-weight-complex="bold"/>
    </style:style>
    <style:style style:name="T20" style:family="text">
      <style:text-properties style:font-name="David" style:text-underline-style="none" style:font-name-complex="David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2">מטלת מנחה (ממ"ן) <text:s/>11</text:span></text:p>
      <text:p text:style-name="P29"/>
      <text:p text:style-name="P30"><text:span text:style-name="T3">הקורס: "מערכות הפעלה</text:span><text:span text:style-name="T1">"</text:span></text:p>
      <text:p text:style-name="P30"><text:span text:style-name="T3">חומר הלימוד למטלה:</text:span><text:span text:style-name="T1"> ראו פירוט בסעיף "רקע"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3">מספר השאלות: 6</text:span></text:p>
          </table:table-cell>
          <table:table-cell table:style-name="Table1.A1" table:number-columns-spanned="2" office:value-type="string">
            <text:p text:style-name="P1"><text:span text:style-name="T3">משקל המטלה: <text:s/>12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span text:style-name="T3">סמסטר: <text:s text:c="2"/>2018ב</text:span></text:p>
          </table:table-cell>
          <table:table-cell table:style-name="Table1.A1" table:number-columns-spanned="2" office:value-type="string">
            <text:p text:style-name="P2"><text:span text:style-name="T3">מועד אחרון להגשה:</text:span><text:span text:style-name="T1">19.04.2018</text:span></text:p>
            <text:p text:style-name="P3"/>
            <text:p text:style-name="P5"/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9"/>
          </table:table-cell>
        </table:table-row>
      </table:table>
      <text:p text:style-name="P3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"><text:span text:style-name="T3">הגשת המטלה: <text:s/>שליחה באמצעות מערכת המטלות המקוונת באתר הבית של הקורס.</text:span></text:p>
            <text:p text:style-name="P33"><text:span text:style-name="T3">הסבר מפורט ב"נוהל הגשת מטלות המנחה".</text:span></text:p>
          </table:table-cell>
        </table:table-row>
      </table:table>
      <text:p text:style-name="P11"/>
      <text:p text:style-name="P11"/>
      <text:list xml:id="list4717421145039307876" text:style-name="WWNum1">
        <text:list-item>
          <text:list>
            <text:list-item>
              <text:h text:style-name="P39" text:outline-level="2"><text:span text:style-name="T4">החלק המעשי </text:span><text:span text:style-name="T5">(70%)</text:span></text:h>
              <text:list>
                <text:list-item>
                  <text:list>
                    <text:list-item>
                      <text:list>
                        <text:list-item>
                          <text:h text:style-name="P40" text:outline-level="5"><text:span text:style-name="T4">כללי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T4">בממ</text:span><text:span text:style-name="T5">"</text:span><text:span text:style-name="T4">ן זה עליכם לממש שתי ספריות לעבודה עם תהליכונים</text:span><text:span text:style-name="T5">(threads) </text:span><text:span text:style-name="T4">ברמת המשתמש </text:span><text:span text:style-name="T5">(user-level). </text:span><text:span text:style-name="T4">אחת הספריות תממש סמפורים בינאריים לעבודה עם קטעים קריטיים וספריה שנייה תממש מספר פונקציות המאפשרות יצירה והרצה של תהליכונים ברמת המשתמש ומדידת זמן הריצה ל </text:span><text:span text:style-name="T5">profiling</text:span><text:span text:style-name="T4"> של תוכניות המשתמשות בספרייה זו</text:span><text:span text:style-name="T5">.</text:span></text:p>
      <text:list xml:id="list6182165631710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41" text:outline-level="5"/>
                        </text:list-item>
                        <text:list-item>
                          <text:h text:style-name="P40" text:outline-level="5"><text:span text:style-name="T4">מטרה 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938885764005142230" text:style-name="WWNum3">
        <text:list-item>
          <text:p text:style-name="P26"><text:span text:style-name="T4">הכרת ההיבטים המעשיים של מימוש תהליכונים ברמת המשתמש</text:span></text:p>
        </text:list-item>
        <text:list-item>
          <text:p text:style-name="P26"><text:span text:style-name="T4">שימוש בסיגנלים </text:span></text:p>
        </text:list-item>
        <text:list-item>
          <text:p text:style-name="P26"><text:span text:style-name="T4">שימוש ב</text:span><text:span text:style-name="T5">-</text:span><text:span text:style-name="T6">non-local branching</text:span></text:p>
        </text:list-item>
        <text:list-item>
          <text:p text:style-name="P26"><text:span text:style-name="T5">timers</text:span></text:p>
        </text:list-item>
        <text:list-item>
          <text:p text:style-name="P26"><text:span text:style-name="T5">profiling</text:span></text:p>
        </text:list-item>
        <text:list-item>
          <text:p text:style-name="P26"><text:span text:style-name="T4">קטעים קריטיים</text:span></text:p>
        </text:list-item>
      </text:list>
      <text:p text:style-name="P7"/>
      <text:list xml:id="list61821019398351" text:continue-list="list61821656317107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40" text:outline-level="5"><text:span text:style-name="T4">רקע 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T4">א</text:span><text:span text:style-name="T5">) </text:span><text:span text:style-name="T4">פרקים </text:span><text:span text:style-name="T5">2.3.5, 2.5.1, 2.2.1, 2.2.2, 2.2.3</text:span><text:span text:style-name="T4"> בספר של </text:span><text:span text:style-name="T6">Tanenbaum</text:span><text:span text:style-name="T5">, “</text:span><text:span text:style-name="T6">Modern operating systems</text:span><text:span text:style-name="T5">".</text:span></text:p>
      <text:p text:style-name="P22"><text:span text:style-name="T4">ב</text:span><text:span text:style-name="T5">) </text:span><text:a xlink:type="simple" xlink:href="http://www.gnu.org/software/libc/manual/html_mono/libc.html#Signal-Actions" text:style-name="Internet_20_link" text:visited-style-name="Visited_20_Internet_20_Link"><text:span text:style-name="Internet_20_link"><text:span text:style-name="T4">פרק</text:span></text:span></text:a><text:a xlink:type="simple" xlink:href="http://www.gnu.org/software/libc/manual/html_mono/libc.html#Signal-Actions" text:style-name="Internet_20_link" text:visited-style-name="Visited_20_Internet_20_Link"><text:span text:style-name="Internet_20_link"><text:span text:style-name="T5">24.3</text:span></text:span></text:a><text:span text:style-name="T4"> של </text:span><text:span text:style-name="T5">The GNU C library</text:span></text:p>
      <text:p text:style-name="P22"><text:span text:style-name="T4">ג</text:span><text:span text:style-name="T5">) </text:span><text:a xlink:type="simple" xlink:href="http://www.gnu.org/software/libc/manual/html_mono/libc.html#System-V-contexts" text:style-name="Internet_20_link" text:visited-style-name="Visited_20_Internet_20_Link"><text:span text:style-name="Internet_20_link"><text:span text:style-name="T4">פרק</text:span></text:span></text:a><text:a xlink:type="simple" xlink:href="http://www.gnu.org/software/libc/manual/html_mono/libc.html#System-V-contexts" text:style-name="Internet_20_link" text:visited-style-name="Visited_20_Internet_20_Link"><text:span text:style-name="Internet_20_link"><text:span text:style-name="T5">23.4</text:span></text:span></text:a><text:span text:style-name="T4"> של </text:span><text:span text:style-name="T5">The GNU C library</text:span></text:p>
      <text:p text:style-name="P22"><text:span text:style-name="T4">ד</text:span><text:span text:style-name="T5">) </text:span><text:span text:style-name="T4">פרק“</text:span><text:span text:style-name="T5">Libraries” <text:s/></text:span><text:span text:style-name="T4">מחוברת </text:span><text:span text:style-name="T5">" Ubuntu 12.04 programming environment, making first steps"</text:span></text:p>
      <text:p text:style-name="P21"><text:span text:style-name="T4">ה</text:span><text:span text:style-name="T5">) man pages</text:span><text:span text:style-name="T4"> של </text:span><text:span text:style-name="T5">Linux - </text:span><text:span text:style-name="T4">מידע על קריאות מערכת ופונקציות הבאות</text:span><text:span text:style-name="T5">:</text:span></text:p>
      <text:p text:style-name="P27"><text:span text:style-name="T5">alarm, sigfillset, sigaction, swapcontext, getcontext, makecontext, steitimer, kill,getpid</text:span></text:p>
      <text:p text:style-name="P6"><text:soft-page-break/></text:p>
      <text:list xml:id="list61821430457991" text:continue-numbering="true" text:style-name="WWNum1">
        <text:list-item>
          <text:list>
            <text:list-item>
              <text:h text:style-name="P39" text:outline-level="2"><text:span text:style-name="T1">תיאור המשימה</text:span></text:h>
            </text:list-item>
          </text:list>
        </text:list-item>
      </text:list>
      <text:p text:style-name="P22"><text:span text:style-name="T4">בממ</text:span><text:span text:style-name="T5">"</text:span><text:span text:style-name="T4">ן זה עליכם לממש שתי ספריות סטטיות</text:span><text:span text:style-name="T5">:</text:span></text:p>
      <text:p text:style-name="P10"/>
      <text:list xml:id="list4068670447423345433" text:style-name="WWNum5">
        <text:list-item>
          <text:p text:style-name="P23"><text:span text:style-name="T5">libut.a - </text:span><text:span text:style-name="T4">ספרייה פשוטה לעבודה עם תהליכונים ברמת המשתמש</text:span><text:span text:style-name="T5">, </text:span><text:span text:style-name="T4">שה</text:span><text:span text:style-name="T5">-API</text:span><text:span text:style-name="T4"> שלה מוגדר בקובץ </text:span><text:span text:style-name="T5">ut.h. </text:span><text:span text:style-name="T4">קובץ זה מכיל תיאור מפורט לגבי תפקידה של כל פונקציה שעליכם לממש </text:span><text:span text:style-name="T5">(</text:span><text:span text:style-name="T4">אין לשנות קובץ זה</text:span><text:span text:style-name="T5">,</text:span><text:span text:style-name="T4">אך כמובן שבמידת הצורך ניתן להגדיר פונקציות עזר בקובץ </text:span><text:span text:style-name="T5">C). </text:span><text:span text:style-name="T4">הספרייה תתמוך רק בפעולות הבסיסיות ביותר</text:span><text:span text:style-name="T5">, </text:span><text:span text:style-name="T4">שהן יצירת התהליכונים</text:span><text:span text:style-name="T5">, </text:span><text:span text:style-name="T4">הרצתן ותזמונן</text:span><text:span text:style-name="T5">. </text:span><text:span text:style-name="T4">על מנת שלא להפוך את המשימה למסובכת מדי</text:span><text:span text:style-name="T5">, </text:span><text:span text:style-name="T4">הספרייה תממש רק מודל פשוט של שימוש בתהליכונים המבוסס על ההנחות הבאות</text:span><text:span text:style-name="T5">:</text:span></text:p>
          <text:list>
            <text:list-item>
              <text:p text:style-name="P23"><text:span text:style-name="T4">כל תהליכון מריץ פונקציה אינסופית שמקבלת פרמטר יחיד מטיפוס </text:span><text:span text:style-name="T5">int</text:span><text:span text:style-name="T4"> <text:s/>ומחזירה </text:span><text:span text:style-name="T5">void. <text:line-break/></text:span><text:span text:style-name="T4">לא נטפל בסיום תהליכונים ובבדיקת סטטוס היציאה</text:span><text:span text:style-name="T5">. </text:span></text:p>
            </text:list-item>
            <text:list-item>
              <text:p text:style-name="P23"><text:span text:style-name="T4">אין הוספה דינאמית של תהליכונים</text:span><text:span text:style-name="T5">. </text:span><text:span text:style-name="T4">המשתמש קודם יצור את כל התהליכונים</text:span><text:span text:style-name="T5">, </text:span><text:span text:style-name="T4">וא</text:span><text:span text:style-name="T5">"</text:span><text:span text:style-name="T4">כ יקרא ל</text:span><text:span text:style-name="T5">-ut_start() </text:span><text:span text:style-name="T4">כדי להריץ את כל התהליכונים</text:span><text:span text:style-name="T5">.</text:span></text:p>
            </text:list-item>
            <text:list-item>
              <text:p text:style-name="P23"><text:span text:style-name="T4">כל התהליכונים הם בעלי אותה עדיפות</text:span><text:span text:style-name="T5">. </text:span><text:span text:style-name="T4">תזמון התהליכונים יהיה בשיטת </text:span><text:span text:style-name="T5">round-robin, </text:span><text:span text:style-name="T4">כאשר גודל ה</text:span><text:span text:style-name="T5">-quantum</text:span><text:span text:style-name="T4"> הוא שנייה אחת</text:span><text:span text:style-name="T5">.</text:span></text:p>
            </text:list-item>
            <text:list-item>
              <text:p text:style-name="P23"><text:span text:style-name="T4">שימו לב שלא הגדרנו מצב </text:span><text:span text:style-name="T5">blocked</text:span><text:span text:style-name="T4">לתהליכונים</text:span><text:span text:style-name="T5">. </text:span><text:span text:style-name="T4">זאת מפני שבמודל שלנו ההנחה היא שתהליכונים לא מבצעים פעולות הגורמות לחסימה </text:span><text:span text:style-name="T5">(blocking calles). </text:span><text:span text:style-name="T4">לאחר הביצוע של </text:span><text:span text:style-name="T5">ut_start(), </text:span><text:span text:style-name="T4">כל תהליכון יכול להיות באחד משני המצבים </text:span><text:span text:style-name="T5">- </text:span><text:span text:style-name="T4">רץ או מוכן לריצה</text:span><text:span text:style-name="T5">. </text:span><text:span text:style-name="T4">וודאו שאתם מבינים כי בהנחה כזאת כלל לא נצטרך לשמור את מצב ההליכונים מכוון שמנגנון התזמון שלנו תמיד יבחר את התהליכון הבא בתור ויריץ אותו</text:span><text:span text:style-name="T5">.</text:span></text:p>
            </text:list-item>
          </text:list>
        </text:list-item>
      </text:list>
      <text:p text:style-name="P12"/>
      <text:p text:style-name="P34"><text:span text:style-name="T4">בשלב ראשון של הכנת הממ</text:span><text:span text:style-name="T5">"</text:span><text:span text:style-name="T4">ן קראו את הסעיפים א</text:span><text:span text:style-name="T5">), </text:span><text:span text:style-name="T4">ב</text:span><text:span text:style-name="T5">) </text:span><text:span text:style-name="T4">וג</text:span><text:span text:style-name="T5">) <text:s/></text:span><text:span text:style-name="T4">מחומר רקע והריצו והבינו את התוכניות </text:span><text:span text:style-name="T5">demo1.c, demo2.c, demo3.c</text:span><text:span text:style-name="T4"> שסיפקנו לכם</text:span><text:span text:style-name="T5">. </text:span><text:span text:style-name="T4">התוכנית הראשונה מדגמה כיצד מתאפשר לשים </text:span><text:span text:style-name="T5">"</text:span><text:span text:style-name="T4">שעון מעורר</text:span><text:span text:style-name="T5">" </text:span><text:span text:style-name="T4">לתהליך ב </text:span><text:span text:style-name="T5">Linux. </text:span><text:span text:style-name="T4">התוכנית השנייה מרחיבה את הראשונה ומדגימה כיצד אפשר ליצור </text:span><text:span text:style-name="T5">2</text:span><text:span text:style-name="T4"> ניבים של ריצה בתוכנית באמצעות המנגנון המכונה </text:span><text:span text:style-name="T5">non-local jumping. </text:span><text:span text:style-name="T4">התוכנית השלישית מדגימה כיצד אפשר לבצע רישום של זמן ריצה של תוכנית לצורך ה </text:span><text:span text:style-name="T5">profiling. <text:s/></text:span></text:p>
      <text:p text:style-name="P35"/>
      <text:p text:style-name="P34"><text:span text:style-name="T4">בשלב שני עליכם לממש את הממשק המוגדר הקובץ </text:span><text:span text:style-name="T5">ut.h. </text:span><text:span text:style-name="T4">הממשק מגדיר פונקציות לאתחול הספריה</text:span><text:span text:style-name="T5">, </text:span><text:span text:style-name="T4">ליצירת תהליכון חדש ולהרצת התהליכונים שנוצרו</text:span><text:span text:style-name="T5">. ut.h</text:span><text:span text:style-name="T4"> מממשת את מודל התהליכונים הפשוט שתיארנו לעיל</text:span><text:span text:style-name="T5">. </text:span><text:span text:style-name="T4">שימו לב ש </text:span><text:span text:style-name="T5">demo2.c</text:span><text:span text:style-name="T4"> מדגימה כיצד ליצור </text:span><text:span text:style-name="T5">2</text:span><text:span text:style-name="T4">תהליכונים</text:span><text:span text:style-name="T5">. </text:span><text:span text:style-name="T4">אתם מתבקשים להכליל את הפתרון למספר תהליכונים</text:span><text:span text:style-name="T5">. </text:span><text:span text:style-name="T4">לכן</text:span><text:span text:style-name="T5">, </text:span><text:span text:style-name="T4">לאחר שהשלמתם את שני השלבים הקודמים כל שנותר לעשות הוא להעביר חלקים של הקוד מ </text:span><text:span text:style-name="T5">demo2.c</text:span><text:span text:style-name="T4"> ל </text:span><text:span text:style-name="T5">ut.c</text:span><text:span text:style-name="T4"> עם שינויים מינוריים</text:span><text:span text:style-name="T5">. </text:span></text:p>
      <text:p text:style-name="P35"/>
      <text:p text:style-name="P34"><text:span text:style-name="T4">ב </text:span><text:span text:style-name="T5">ut.h</text:span><text:span text:style-name="T4"> עליכם לממש את </text:span><text:span text:style-name="T7">ut_get_vtime</text:span><text:span text:style-name="T4">המשמשת למדידת זמן הריצה של תהליכון</text:span><text:span text:style-name="T5">. </text:span><text:span text:style-name="T4">השתמשו בקוד של </text:span><text:span text:style-name="T5">demo3.c</text:span><text:span text:style-name="T4"> שמשתמשת בשעון מסוג <text:s text:c="2"/></text:span><text:span text:style-name="T5">ITIMER_VIRTUAL</text:span><text:span text:style-name="T4">שישלח סיגנל </text:span><text:span text:style-name="T7">SIGVTALRM</text:span><text:span text:style-name="T4"> כל </text:span><text:span text:style-name="T5">100msec (10</text:span><text:span text:style-name="T4"> פעמים לשנייה</text:span><text:span text:style-name="T5">). </text:span><text:span text:style-name="T4">בכל פעם שהסיגנל מתקבל</text:span><text:span text:style-name="T5">,</text:span><text:span text:style-name="T4">יש להוסיף </text:span><text:span text:style-name="T5">100msec</text:span><text:span text:style-name="T4"> לשדה הזמן הווירטואלי של התהליכון האקטיבי בזמן קבלת הסיגנל</text:span><text:span text:style-name="T5">.</text:span></text:p>
      <text:p text:style-name="P13"/>
      <text:list xml:id="list61820420259580" text:continue-numbering="true" text:style-name="WWNum5">
        <text:list-item>
          <text:p text:style-name="P24"><text:soft-page-break/><text:span text:style-name="T6">libbinsem.a</text:span><text:span text:style-name="T5"> - </text:span><text:span text:style-name="T4">ספרייה של סמפורים בינאריים שנועדו לשימוש ע</text:span><text:span text:style-name="T5">"</text:span><text:span text:style-name="T4">י התהליכונים מהסעיף הראשון</text:span><text:span text:style-name="T5">. </text:span><text:span text:style-name="T4">הקובץ </text:span><text:span text:style-name="T6">binsem.h</text:span><text:span text:style-name="T4"> מגדיר את הטיפוס של סמפור בינארי ומתאר את הפונקציות הרלוונטיות </text:span><text:span text:style-name="T5">(</text:span><text:span text:style-name="T4">אין לשנות קובץ זה</text:span><text:span text:style-name="T5">). </text:span><text:span text:style-name="T4">עליכם לממש את הפונקציות שמוצהרות בקובץ זה</text:span><text:span text:style-name="T5">, </text:span><text:span text:style-name="T4">תוך כדי שימוש במקרו </text:span><text:span text:style-name="T6">xchg()</text:span><text:span text:style-name="T4"> המוגדר בקובץ </text:span><text:span text:style-name="T6">atomic.h</text:span><text:span text:style-name="T5">. <text:s/></text:span><text:span text:style-name="T4">כמו כן</text:span><text:span text:style-name="T5">, </text:span><text:span text:style-name="T4">תסתמכו על העובדה שהחלפת התהליכונים מתבצעת כתוצאה מקבלת הסיגנל </text:span><text:span text:style-name="T6">SIGALRM</text:span><text:span text:style-name="T4"> כדי לממש את ההמתנה ב</text:span><text:span text:style-name="T5">- </text:span><text:span text:style-name="T6">binsem_down()</text:span><text:span text:style-name="T5"> <text:s/>(</text:span><text:span text:style-name="T4">כפי שפורט בסעיף הקודם</text:span><text:span text:style-name="T5">, </text:span><text:span text:style-name="T4">לתהליכונים שעליכם לממש לא מוגדר מצב </text:span><text:span text:style-name="T5">blocked. </text:span><text:span text:style-name="T4">יש לדמות את המצב ע</text:span><text:span text:style-name="T5">"</text:span><text:span text:style-name="T4">י כך שתהליכון ה</text:span><text:span text:style-name="T5">"</text:span><text:span text:style-name="T4">ממתין</text:span><text:span text:style-name="T5">" </text:span><text:span text:style-name="T4">בסמפורמייד לאחר קבלת ה</text:span><text:span text:style-name="T5">-CPU</text:span><text:span text:style-name="T4"> ישלח סיגנל </text:span><text:span text:style-name="T5">SIGALRM</text:span><text:span text:style-name="T4"> שיגרום להפעלת המתזמן ומעבר לתהליכון הבא</text:span><text:span text:style-name="T5">). <text:s text:c="2"/></text:span></text:p>
        </text:list-item>
      </text:list>
      <text:p text:style-name="P12"/>
      <text:p text:style-name="P22"><text:span text:style-name="T8">לצורך הבדיקה של שתי הספריות סיפקנו לכם פתרון של בעיית הפילוסופים הסועדים בקובץ </text:span><text:span text:style-name="T5">ph.c</text:span><text:span text:style-name="T9">. </text:span><text:span text:style-name="T8">בעיית הפילוסופים הסועדים מתוארת בפרק </text:span><text:span text:style-name="T9">2.5.1</text:span><text:span text:style-name="T8"> בספר של </text:span><text:span text:style-name="T5">Tanenbaum.</text:span><text:span text:style-name="T8"> כל פילוסוף רץ כתהליכון נפרד </text:span><text:span text:style-name="T9">(</text:span><text:span text:style-name="T8">לצורך זה משתמשים בספריית התהליכונים שהממשק שלה הוגדר ב </text:span><text:span text:style-name="T5">ut.h</text:span><text:span text:style-name="T9">. </text:span><text:span text:style-name="T8">התהליכונים משתמשים בסמפורים שהוגדרו ב </text:span><text:span text:style-name="T5">binsem.h)</text:span><text:span text:style-name="T9">. </text:span><text:span text:style-name="T8">התוכנית תופעל ע</text:span><text:span text:style-name="T9">"</text:span><text:span text:style-name="T8">י הפקודה </text:span><text:span text:style-name="T9">"ph&lt;N&gt;", </text:span><text:span text:style-name="T8">כאשר </text:span><text:span text:style-name="T9">N (</text:span><text:span text:style-name="T8">בטווח מ</text:span><text:span text:style-name="T9">-2</text:span><text:span text:style-name="T8"> עד </text:span><text:span text:style-name="T9">32) </text:span><text:span text:style-name="T8">הוא מספר התהליכונים</text:span><text:span text:style-name="T9">(</text:span><text:span text:style-name="T8">פילוסופים</text:span><text:span text:style-name="T9">). </text:span><text:span text:style-name="T8">התוכנית תופסק ע</text:span><text:span text:style-name="T9">"</text:span><text:span text:style-name="T8">י הקשת </text:span><text:span text:style-name="T9">"Ctrl-C", </text:span><text:span text:style-name="T8">לפני היציאה יודפסו זמני השימוש ב</text:span><text:span text:style-name="T9">-CPU</text:span><text:span text:style-name="T8"> של כ</text:span><text:span text:style-name="T9">"</text:span><text:span text:style-name="T8">א מהתהליכונים</text:span><text:span text:style-name="T9">. </text:span></text:p>
      <text:p text:style-name="P14"/>
      <text:p text:style-name="P22"><text:span text:style-name="T8">כדי לקמפל את תוכנית הפילוסופים עם הספריות שתכתבו</text:span><text:span text:style-name="T9">, </text:span><text:span text:style-name="T8">תשתמשו ב </text:span><text:span text:style-name="T5">Makefile</text:span><text:span text:style-name="T4"> שסיפקנו</text:span><text:span text:style-name="T5">. </text:span><text:span text:style-name="T4">שימו לב שעליכם לשנות את ה </text:span><text:span text:style-name="T5">Makefile</text:span><text:span text:style-name="T4"> לפני ההגשה </text:span><text:span text:style-name="T5">(</text:span><text:span text:style-name="T4">ראו סעיף </text:span><text:span text:style-name="T5">"</text:span><text:span text:style-name="T4">הגשה</text:span><text:span text:style-name="T5">" </text:span><text:span text:style-name="T4">בהמשך</text:span><text:span text:style-name="T5">).</text:span></text:p>
      <text:p text:style-name="P15"/>
      <text:p text:style-name="P21"><text:span text:style-name="T3">טיפול בשגיאות</text:span></text:p>
      <text:p text:style-name="P22"><text:span text:style-name="T8">יש תמיד לבדוק את ערכי החזרה של קריאות מערכת ופונקציות סטנדרטיות של </text:span><text:span text:style-name="T9">C. </text:span><text:span text:style-name="T8">במקרה של כשלון</text:span><text:span text:style-name="T9">, </text:span><text:span text:style-name="T8">יש לפעול כפי שמוגדר בקבצים </text:span><text:span text:style-name="T5">ut.h</text:span><text:span text:style-name="T4"> ו</text:span><text:span text:style-name="T5">-binsem.h. </text:span><text:span text:style-name="T4">בנוסף</text:span><text:span text:style-name="T5">, </text:span><text:span text:style-name="T4">במקרה של כשלון המערכת תוך כדי ביצוע של </text:span><text:span text:style-name="T5">signal handler(s) </text:span><text:span text:style-name="T4">בספריית התהליכונים</text:span><text:span text:style-name="T5">, </text:span><text:span text:style-name="T4">יש להודיע על השגיאה באמצעות </text:span><text:span text:style-name="T5">perror() </text:span><text:span text:style-name="T4">ולהפסיק את הביצוע ע</text:span><text:span text:style-name="T5">"</text:span><text:span text:style-name="T4">י </text:span><text:span text:style-name="T5">exit(1). <text:s/></text:span></text:p>
      <text:p text:style-name="P11"/>
      <text:p text:style-name="P16"/>
      <text:list xml:id="list61821328452360" text:continue-list="list61821430457991" text:style-name="WWNum1">
        <text:list-item>
          <text:list>
            <text:list-item>
              <text:h text:style-name="P39" text:outline-level="2"><text:span text:style-name="T1">הגשה </text:span></text:h>
            </text:list-item>
          </text:list>
        </text:list-item>
      </text:list>
      <text:p text:style-name="P36"><text:span text:style-name="T1">יש להגיש </text:span><text:span text:style-name="T10">כל</text:span><text:span text:style-name="T1"> קבצי הקוד </text:span><text:span text:style-name="T6">Makefile</text:span><text:span text:style-name="T4"> המייצר שתי ספריות סטטיות</text:span><text:span text:style-name="T5">: libut.a</text:span><text:span text:style-name="T4"> ו</text:span><text:span text:style-name="T5">-libbinsem.a</text:span></text:p>
      <text:p text:style-name="P22"><text:span text:style-name="T4">אין להגיש קבצים מקומפלים</text:span><text:span text:style-name="T5">. </text:span><text:span text:style-name="T4">ראה הוראות הגשה כלליות בחוברת הקורס</text:span><text:span text:style-name="T5">.</text:span></text:p>
      <text:p text:style-name="P12"/>
      <text:p text:style-name="P22"><text:span text:style-name="T1">את הקבצים המוגשים יש לשים בקובץ ארכיון בשם </text:span><text:span text:style-name="T6">exYZ.zip <text:s/>(</text:span><text:span text:style-name="T1">כאשר </text:span><text:span text:style-name="T6">YZ</text:span><text:span text:style-name="T1"> הנו מספר המטלה</text:span><text:span text:style-name="T6">). </text:span><text:span text:style-name="T1">הכנת קובץ ארכיון מתבצעת ע</text:span><text:span text:style-name="T6">"</text:span><text:span text:style-name="T1">י הרצת הפקודה הבאה משורת הפקודה של </text:span><text:span text:style-name="T6">Ubuntu:</text:span></text:p>
      <text:p text:style-name="P27"><text:span text:style-name="T6">zip exYZ.zip &lt;ExYZ files&gt;</text:span></text:p>
      <text:list xml:id="list6182159520327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42" text:outline-level="4"/>
                    </text:list-item>
                    <text:list-item>
                      <text:h text:style-name="P44" text:outline-level="4"><text:span text:style-name="T12">הערה חשובה</text:span><text:span text:style-name="T14">: </text:span><text:span text:style-name="T12">בכל קובץ קוד שאתם מגישים יש לכלול כותרת הכוללת תיאור הקובץ</text:span><text:span text:style-name="T14">, </text:span><text:span text:style-name="T12">שם הסטודנט ומספר ת</text:span><text:span text:style-name="T14">.</text:span><text:span text:style-name="T12">ז</text:span><text:span text:style-name="T14">.</text:span></text:h>
                    </text:list-item>
                    <text:list-item>
                      <text:h text:style-name="P45" text:outline-level="4"/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61820884190122" text:continue-numbering="true" text:style-name="WWNum1">
        <text:list-item>
          <text:list>
            <text:list-item>
              <text:h text:style-name="P39" text:outline-level="2"><text:soft-page-break/><text:span text:style-name="T1">פתרון ביה</text:span><text:span text:style-name="T6">"</text:span><text:span text:style-name="T1">ס</text:span></text:h>
            </text:list-item>
          </text:list>
        </text:list-item>
      </text:list>
      <text:p text:style-name="P22"><text:span text:style-name="T4">קיבלתם את שתי הספריות</text:span><text:span text:style-name="T5">, libut.a</text:span><text:span text:style-name="T4"> ו</text:span><text:span text:style-name="T5">- libbinsem.a , </text:span><text:span text:style-name="T4">כפי שמומשו על ידינו</text:span><text:span text:style-name="T5">. </text:span><text:span text:style-name="T4">תוכלו להיעזר בהן בהכנת הממ</text:span><text:span text:style-name="T5">"</text:span><text:span text:style-name="T4">ן</text:span><text:span text:style-name="T5">/ </text:span><text:span text:style-name="T4">למשל</text:span><text:span text:style-name="T5">' </text:span><text:span text:style-name="T4">לקמפל את תוכנית הבדיקה </text:span><text:span text:style-name="T5">ph</text:span><text:span text:style-name="T4"> עם ספרייה אחת משלכם </text:span><text:span text:style-name="T5">(</text:span><text:span text:style-name="T4">שאותה אתם רוצים לבדוק</text:span><text:span text:style-name="T5">) </text:span><text:span text:style-name="T4">וספרייה השנייה של פתרון ביה</text:span><text:span text:style-name="T5">"</text:span><text:span text:style-name="T4">ס</text:span><text:span text:style-name="T5">.</text:span></text:p>
      <text:list xml:id="list6182051999730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43" text:outline-level="4"/>
                    </text:list-item>
                    <text:list-item>
                      <text:h text:style-name="P44" text:outline-level="4"><text:span text:style-name="T1">הערה</text:span><text:span text:style-name="T6">: </text:span><text:span text:style-name="T1">תוך כדי העבודה על הממ</text:span><text:span text:style-name="T6">"</text:span><text:span text:style-name="T1">ן תצטרכו להכיר ולהבין מספר נושאים שאינם פשוטים </text:span><text:span text:style-name="T6">- </text:span><text:span text:style-name="T1">זהו הקושי של ממ</text:span><text:span text:style-name="T6">"</text:span><text:span text:style-name="T1">ן זה</text:span><text:span text:style-name="T6">. </text:span><text:span text:style-name="T1">יחד עם זאת</text:span><text:span text:style-name="T6">, </text:span><text:span text:style-name="T1">הממ</text:span><text:span text:style-name="T6">"</text:span><text:span text:style-name="T1">ן לא ידרוש מכם הרבה עבודת תכנות</text:span><text:span text:style-name="T6">. </text:span><text:span text:style-name="T1">ניתן לממש את שתי הספריות בכ</text:span><text:span text:style-name="T6">-100</text:span><text:span text:style-name="T1"> שורות קוד בסה</text:span><text:span text:style-name="T6">"</text:span><text:span text:style-name="T1">כ</text:span><text:span text:style-name="T6">.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21"><text:span text:style-name="T15"><text:line-break/></text:span></text:p>
      <text:p text:style-name="P37"><text:span text:style-name="T16">החלק העיוני </text:span><text:span text:style-name="T15">(30%)</text:span></text:p>
      <text:p text:style-name="P18"/>
      <text:p text:style-name="P22"><text:span text:style-name="T1">שאלה 2</text:span><text:span text:style-name="T6"> (10%)</text:span></text:p>
      <text:p text:style-name="P22"><text:span text:style-name="T1">א</text:span><text:span text:style-name="T6">) </text:span><text:span text:style-name="T1">מהי פעולת ה </text:span><text:span text:style-name="T6">TRAP (TRAP instruction). </text:span><text:span text:style-name="T1">תארו מתי היא מתבצעת ומה קורא בעת ביצועה</text:span><text:span text:style-name="T6">. </text:span></text:p>
      <text:p text:style-name="P21"><text:span text:style-name="T1">ב</text:span><text:span text:style-name="T6">) </text:span><text:span text:style-name="T1">הסבירו מה קורה בעת הקריאה לפונקציית </text:span><text:span text:style-name="T6">write</text:span><text:span text:style-name="T1"> של ה </text:span><text:span text:style-name="T6">C library. </text:span><text:span text:style-name="T1">בפרט הסבירו כיצד עוברים הפרמטרים של ה </text:span><text:span text:style-name="T6">write</text:span><text:span text:style-name="T1"> <text:s/>למערכת הפעלה </text:span><text:span text:style-name="T6">Linux</text:span><text:span text:style-name="T1"> וכיצד המערכת מטפלת ב </text:span><text:span text:style-name="T6">write. </text:span><text:span text:style-name="T1">יש התייחס הן למקרה של </text:span><text:a xlink:type="simple" xlink:href="https://blog.packagecloud.io/eng/2016/04/05/the-definitive-guide-to-linux-system-calls/#legacy-system-calls" text:style-name="Internet_20_link" text:visited-style-name="Visited_20_Internet_20_Link"><text:span text:style-name="Internet_20_link"><text:span text:style-name="T6">legacy system calls</text:span></text:span></text:a><text:span text:style-name="T1"> והן ל </text:span><text:a xlink:type="simple" xlink:href="https://blog.packagecloud.io/eng/2016/04/05/the-definitive-guide-to-linux-system-calls/#fast-system-calls" text:style-name="Internet_20_link" text:visited-style-name="Visited_20_Internet_20_Link"><text:span text:style-name="Internet_20_link"><text:span text:style-name="T6">fast system calls</text:span></text:span></text:a><text:span text:style-name="T6">. </text:span></text:p>
      <text:p text:style-name="P22"><text:span text:style-name="T1">ג</text:span><text:span text:style-name="T6">) </text:span><text:span text:style-name="T1">מה ההבדל בין </text:span><text:span text:style-name="T6">write</text:span><text:span text:style-name="T1"> ל </text:span><text:span text:style-name="T6">printf? </text:span><text:span text:style-name="T1">תוכלו להעזר בקבצי מקור של </text:span><text:span text:style-name="T6">C library</text:span><text:span text:style-name="T1"> מ </text:span><text:a xlink:type="simple" xlink:href="http://www.gnu.org/software/libc/" text:style-name="Internet_20_link" text:visited-style-name="Visited_20_Internet_20_Link"><text:span text:style-name="Internet_20_link"><text:span text:style-name="T6">http://www.gnu.org/software/libc</text:span></text:span></text:a><text:a xlink:type="simple" xlink:href="http://www.gnu.org/software/libc/" text:style-name="Internet_20_link" text:visited-style-name="Visited_20_Internet_20_Link"><text:span text:style-name="Internet_20_link"><text:span text:style-name="T6">/</text:span></text:span></text:a></text:p>
      <text:p text:style-name="P19"/>
      <text:p text:style-name="P20"/>
      <text:p text:style-name="P20"/>
      <text:p text:style-name="P22"><text:span text:style-name="T1">שאלה 3</text:span><text:span text:style-name="T6"> (5%)</text:span></text:p>
      <text:p text:style-name="P22"><text:span text:style-name="T1">הסבר את מדוע פתרון התור </text:span><text:span text:style-name="T6">(strict alternation), </text:span><text:span text:style-name="T1">איננו מהווה פתרון סביר</text:span><text:span text:style-name="T6">. </text:span><text:span text:style-name="T1">איזה תנאי</text:span><text:span text:style-name="T6">/</text:span><text:span text:style-name="T1">ים הוא מפר</text:span><text:span text:style-name="T6">.</text:span></text:p>
      <text:p text:style-name="P20"/>
      <text:p text:style-name="P22"><text:span text:style-name="T1">שאלה 4</text:span><text:span text:style-name="T6"> (10%)</text:span></text:p>
      <text:p text:style-name="P22"><text:span text:style-name="T1">תקראו פרק </text:span><text:span text:style-name="T6">3</text:span><text:span text:style-name="T1"> של </text:span><text:a xlink:type="simple" xlink:href="http://www.hpl.hp.com/techreports/2004/HPL-2004-209.pdf" text:style-name="Internet_20_link" text:visited-style-name="Visited_20_Internet_20_Link"><text:span text:style-name="Internet_20_link"><text:span text:style-name="T1">המאמר</text:span></text:span></text:a><text:span text:style-name="T1"> שדן בנושא הוספת תהליכונים כספריה לשפה שלא תמכה בהם מלכתחילה והסברו מדוע תקן של </text:span><text:span text:style-name="T6">Pthreads</text:span><text:span text:style-name="T1"> אינו מתאר באופן פורמאלי את מודל הזיכרון ואת הסמנטיקה של המקביליות הממומשות ב </text:span><text:span text:style-name="T6">Pthreads. </text:span><text:span text:style-name="T1">כיצד מפתחי התקן מסבירים מהו מודל הזיכרון בכל זאת</text:span><text:span text:style-name="T6">?</text:span></text:p>
      <text:p text:style-name="P20"/>
      <text:p text:style-name="P22"><text:span text:style-name="T1">שאלה </text:span><text:span text:style-name="T6">6 (5%)</text:span></text:p>
      <text:p text:style-name="P22"><text:span text:style-name="T1">הוכיחו כי בפתרון של </text:span><text:span text:style-name="T6">Peterson</text:span><text:span text:style-name="T1"> תהליכים אינם ממתינים זמן אינסופי על מנת להיכנס לקטע קריטי</text:span><text:span text:style-name="T6">. </text:span><text:span text:style-name="T1">בפרט הוכיחו כי תהליך שרוצה להיכנס לקטע קריטי לא ממתין יותר ממה שלוקח מתהליך אחר להיכנס ולעזוב את הקטע הקריטי</text:span><text:span text:style-name="T6">.</text:span></text:p>
      <text:p text:style-name="P8"/>
      <text:p text:style-name="P8"/>
      <text:p text:style-name="P8"/>
      <text:p text:style-name="P22"><text:span text:style-name="T3">הגשת החלק העיוני</text:span></text:p>
      <text:p text:style-name="P22"><text:span text:style-name="T1">החלק העיוני יוגש כקובץ </text:span><text:span text:style-name="T6">Word</text:span><text:span text:style-name="T1">או כקובץ </text:span><text:span text:style-name="T6">pdf. </text:span><text:span text:style-name="T1">שם הקובץ צריך להיות </text:span><text:span text:style-name="T6">exYZ.pdf</text:span><text:span text:style-name="T1">או <text:s/></text:span><text:span text:style-name="T6">exYZ.doc (</text:span><text:span text:style-name="T1">כאשר </text:span><text:span text:style-name="T6">YZ</text:span><text:span text:style-name="T1">הנו מספר המטלה</text:span><text:span text:style-name="T6">).</text:span></text:p>
      <text:p text:style-name="P19"/>
      <text:list xml:id="list6182143350842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44" text:outline-level="4"><text:span text:style-name="T19">בדיקה לאחר ההגשה</text:span></text:h>
                    </text:list-item>
                    <text:list-item>
                      <text:h text:style-name="P44" text:outline-level="4"><text:span text:style-name="T17">לאחר ההגשה <text:s/>יש להוריד את המטלה </text:span><text:span text:style-name="T18">(</text:span><text:span text:style-name="T17">חלק מעשי</text:span><text:span text:style-name="T18">/</text:span><text:span text:style-name="T17">עיוני</text:span><text:span text:style-name="T18">) </text:span><text:span text:style-name="T17">משרת האו</text:span><text:span text:style-name="T18">"</text:span><text:span text:style-name="T17">פ למחשב האישיולבדוק שהקבצים אכן הוגשו באופן תקין ושניתן לקרוא אותם</text:span><text:span text:style-name="T18">. </text:span><text:span text:style-name="T17">בנוסף</text:span><text:span text:style-name="T18">, </text:span><text:span text:style-name="T17">הבדיקה של החלק המעשי תכלול את הצעדים הבאים</text:span><text:span text:style-name="T18">:</text:span></text:h>
                    </text:list-item>
                  </text:list>
                </text:list-item>
              </text:list>
            </text:list-item>
          </text:list>
        </text:list-item>
      </text:list>
      <text:list xml:id="list5644561483093073509" text:style-name="WWNum8">
        <text:list-item>
          <text:p text:style-name="P28"><text:span text:style-name="T11">פתיחת ארכיון </text:span><text:span text:style-name="T13">exXY.zip</text:span><text:span text:style-name="T11">בספרייה חדשה </text:span><text:span text:style-name="T13">(new folder).</text:span></text:p>
        </text:list-item>
        <text:list-item>
          <text:p text:style-name="P28"><text:span text:style-name="T11">וידוא שכל הקבצים הדרושים נוצרו בספריה בה פתחתם את הארכיון</text:span><text:span text:style-name="T13">.</text:span></text:p>
        </text:list-item>
        <text:list-item>
          <text:p text:style-name="P28"><text:span text:style-name="T11">הרצת </text:span><text:span text:style-name="T13">make</text:span><text:span text:style-name="T11">ווידוא שכל ה </text:span><text:span text:style-name="T13">targets</text:span><text:span text:style-name="T11">נוצרו ללא שגיאות וללא </text:span><text:span text:style-name="T13">warnings</text:span></text:p>
        </text:list-item>
        <text:list-item>
          <text:p text:style-name="P25"><text:span text:style-name="T11">הרצת בדיקות רלונטיותלוידוא תקינות הריצה של החלק המעשי</text:span><text:bookmark text:name="Directory_structures_and_their_fields"/>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Miriam" svg:font-family="Miriam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arial" svg:font-family="arial, 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0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1945in"/>
      <style:text-properties style:font-size-complex="12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line-height="150%" fo:text-indent="0in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1665in" fo:margin-bottom="0.0417in" loext:contextual-spacing="false" fo:text-indent="0in" style:auto-text-indent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line-height="150%" fo:text-indent="0in" style:auto-text-indent="false" fo:keep-with-next="always"/>
      <style:text-properties style:text-underline-style="solid" style:text-underline-width="auto" style:text-underline-color="font-color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line-height="150%" fo:text-align="justify" style:justify-single-word="false" fo:text-indent="0in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margin-top="0.1665in" fo:margin-bottom="0.0417in" loext:contextual-spacing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Subtitle" style:family="paragraph" style:parent-style-name="Standard" style:next-style-name="Text_20_body" style:default-outline-level="" style:class="chapter">
      <style:paragraph-properties fo:line-height="200%"/>
      <style:text-properties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.0264in" fo:margin-right="0.0264in" fo:margin-top="0.0335in" fo:margin-bottom="0.0335in" loext:contextual-spacing="false" fo:text-align="start" style:justify-single-word="false" fo:text-indent="0in" style:auto-text-indent="false" style:writing-mode="lr-tb"/>
      <style:text-properties fo:font-size="12pt" style:font-size-asian="12pt" style:font-size-complex="12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ystem" style:font-pitch-asian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footnote_20_text" style:display-name="footnote text" style:family="paragraph" style:parent-style-name="Standard" style:default-outline-level=""/>
    <style:style style:name="doctext" style:family="paragraph" style:parent-style-name="Standard" style:default-outline-level="">
      <style:paragraph-properties fo:margin-top="0.1945in" fo:margin-bottom="0.1945in" loext:contextual-spacing="false" fo:text-align="start" style:justify-single-word="false" style:writing-mode="lr-tb"/>
      <style:text-properties fo:font-size="12pt" style:font-size-asian="12pt" style:font-size-complex="12pt"/>
    </style:style>
    <style:style style:name="doclist" style:family="paragraph" style:parent-style-name="Standard" style:default-outline-level="">
      <style:paragraph-properties fo:margin-top="0.1945in" fo:margin-bottom="0.1945in" loext:contextual-spacing="false" fo:text-align="start" style:justify-single-word="false" style:writing-mode="lr-tb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Miriam" style:font-family-complex="Miriam" style:font-family-generic-complex="system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fo:font-size="12pt" style:font-size-asian="12pt" style:font-name-complex="Miriam" style:font-family-complex="Miriam" style:font-family-generic-complex="system" style:font-pitch-complex="variable" style:font-size-complex="12pt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style:font-name-complex="Miriam" style:font-family-complex="Miriam" style:font-family-generic-complex="system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12z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13z0" style:family="text">
      <style:text-properties style:font-name-complex="Times New Roman1" style:font-family-complex="'Times New Roman'" style:font-family-generic-complex="system" style:font-pitch-complex="variable"/>
    </style:style>
    <style:style style:name="WW8Num14z0" style:family="tex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WW8Num14z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15z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16z0" style:family="text">
      <style:text-properties style:font-name-complex="Times New Roman1" style:font-family-complex="'Times New Roman'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fo:language="en" fo:country="US" style:language-asian="he" style:country-asian="IL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18z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fo:language="en" fo:country="US" style:language-asian="he" style:country-asian="IL" style:font-name-complex="Times New Roman1" style:font-family-complex="'Times New Roman'" style:font-family-generic-complex="system" style:font-pitch-complex="variable"/>
    </style:style>
    <style:style style:name="WW8Num20z1" style:family="text">
      <style:text-properties style:font-name="Times New Roman" fo:font-family="'Times New Roman'" style:font-family-generic="roman" style:font-pitch="variable" fo:font-size="12pt" fo:language="en" fo:country="US" style:font-size-asian="12pt" style:language-asian="he" style:country-asian="IL" style:font-name-complex="Times New Roman1" style:font-family-complex="'Times New Roman'" style:font-family-generic-complex="system" style:font-pitch-complex="variable" style:font-size-complex="12pt"/>
    </style:style>
    <style:style style:name="WW8Num20z2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21z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21z2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22z0" style:family="text">
      <style:text-properties style:font-name="Times New Roman" fo:font-family="'Times New Roman'" style:font-family-generic="roman" style:font-pitch="variable" fo:font-size="12pt" style:font-size-asian="12pt" style:font-name-complex="Miriam" style:font-family-complex="Miriam" style:font-family-generic-complex="system" style:font-pitch-complex="variable" style:font-size-complex="12pt"/>
    </style:style>
    <style:style style:name="WW8Num23z0" style:family="text">
      <style:text-properties style:font-name-complex="Times New Roman1" style:font-family-complex="'Times New Roman'" style:font-family-generic-complex="system" style:font-pitch-complex="variable"/>
    </style:style>
    <style:style style:name="WW8Num23z1" style:family="text">
      <style:text-properties style:font-name-complex="Times New Roman1" style:font-family-complex="'Times New Roman'" style:font-family-generic-complex="system" style:font-pitch-complex="variable"/>
    </style:style>
    <style:style style:name="WW8Num24z0" style:family="tex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WW8Num24z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25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26z0" style:family="text">
      <style:text-properties fo:font-size="1pt" style:font-size-asian="1pt" style:font-name-complex="Times New Roman1" style:font-family-complex="'Times New Roman'" style:font-family-generic-complex="system" style:font-pitch-complex="variable" style:font-size-complex="10pt"/>
    </style:style>
    <style:style style:name="WW8Num26z1" style:family="text">
      <style:text-properties style:font-name-complex="Times New Roman1" style:font-family-complex="'Times New Roman'" style:font-family-generic-complex="system" style:font-pitch-complex="variable"/>
    </style:style>
    <style:style style:name="WW8Num2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27z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-complex="Times New Roman1" style:font-family-complex="'Times New Roman'" style:font-family-generic-complex="system" style:font-pitch-complex="variable"/>
    </style:style>
    <style:style style:name="WW8Num29z1" style:family="text">
      <style:text-properties style:font-name-complex="Times New Roman1" style:font-family-complex="'Times New Roman'" style:font-family-generic-complex="system" style:font-pitch-complex="variable"/>
    </style:style>
    <style:style style:name="WW8Num3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1z0" style:family="tex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WW8Num31z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WW8Num33z0" style:family="text">
      <style:text-properties style:font-name="Times New Roman" fo:font-family="'Times New Roman'" style:font-family-generic="roman" style:font-pitch="variable" fo:font-size="12pt" style:font-size-asian="12pt" style:font-name-complex="Miriam" style:font-family-complex="Miriam" style:font-family-generic-complex="system" style:font-pitch-complex="variable" style:font-size-complex="12pt"/>
    </style:style>
    <style:style style:name="WW8Num3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ubtitle_20_Char" style:display-name="Subtitle Char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size-complex="14pt" style:language-complex="he" style:country-complex="IL" style:font-style-complex="italic" style:font-weight-complex="bold"/>
    </style:style>
    <style:style style:name="HTML_20_Preformatted_20_Char" style:display-name="HTML Preformatted Char" style:family="text">
      <style:text-properties style:font-name="Courier New" fo:font-family="'Courier New'" style:font-family-generic="roman" style:font-pitch="variable" fo:language="en" fo:country="US" style:font-name-complex="Courier New1" style:font-family-complex="'Courier New'" style:font-family-generic-complex="system" style:font-pitch-complex="variable" style:language-complex="he" style:country-complex="IL"/>
    </style:style>
    <style:style style:name="typ" style:family="text"/>
    <style:style style:name="pln" style:family="text"/>
    <style:style style:name="pun" style:family="text"/>
    <style:style style:name="str" style:family="text"/>
    <style:style style:name="lit" style:family="text"/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Footnote_20_Text_20_Char" style:display-name="Footnote Text Char" style:family="text">
      <style:text-properties fo:language="en" fo:country="US" style:language-complex="he" style:country-complex="IL"/>
    </style:style>
    <style:style style:name="Footnote_20_Symbol" style:display-name="Footnote Symbol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docemphasis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he" style:country-complex="IL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David" fo:font-family="David" style:font-family-generic="roman" style:font-pitch="variable" fo:language="en" fo:country="US" style:language-asian="he" style:country-asian="IL"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David" fo:font-family="David" style:font-family-generic="roman" style:font-pitch="variable" fo:language="en" fo:country="US" style:language-asian="he" style:country-asian="IL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David" fo:font-family="David" style:font-family-generic="roman" style:font-pitch="variable" fo:font-size="12pt" fo:language="en" fo:country="US" style:font-size-asian="12pt" style:language-asian="he" style:country-asian="IL" style:font-name-complex="Times New Roman1" style:font-family-complex="'Times New Roman'" style:font-family-generic-complex="system" style:font-pitch-complex="variable" style:font-size-complex="12pt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fo:font-size="1pt" style:font-size-asian="1pt" style:font-name-complex="Times New Roman1" style:font-family-complex="'Times New Roman'" style:font-family-generic-complex="system" style:font-pitch-complex="variable" style:font-size-complex="10pt"/>
    </style:style>
    <style:style style:name="ListLabel_20_15" style:display-name="ListLabel 15" style:family="text">
      <style:text-properties style:font-name="David" fo:font-family="David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text:list-tab-stop-position="0.25in" fo:text-indent="-0.25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" style:num-suffix=")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0.939in" fo:text-indent="-0.25in" fo:margin-left="0.939in"/>
        </style:list-level-properties>
      </text:list-level-style-number>
      <text:list-level-style-number text:level="3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4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5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6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7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8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19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0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1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22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3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5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6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7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28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9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0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1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2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33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4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5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6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7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8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9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0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1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מטלת מנחה (ממ"ן)  11</dc:title>
    <meta:initial-creator>shimon</meta:initial-creator>
    <dc:creator>datos</dc:creator>
    <meta:editing-cycles>122</meta:editing-cycles>
    <meta:print-date>2007-06-17T12:05:00</meta:print-date>
    <meta:creation-date>2008-03-02T01:56:00</meta:creation-date>
    <dc:date>2018-03-16T10:15:00</dc:date>
    <dc:language>en-US</dc:language>
    <meta:editing-duration>PT3H</meta:editing-duration>
    <meta:generator>LibreOffice/5.1.6.2$Linux_x86 LibreOffice_project/10m0$Build-2</meta:generator>
    <meta:document-statistic meta:table-count="2" meta:image-count="0" meta:object-count="0" meta:page-count="6" meta:paragraph-count="70" meta:word-count="1200" meta:character-count="7193" meta:non-whitespace-character-count="604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